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374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80-C315C101J3G5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32-25ZLG10MEFC4X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80-C320C104K5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80-C315C100K2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80-R82EC2200DQ50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-1N914T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2-35RAPC2AV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604-WP7113G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512-2N3904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N3906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52-PDB12-H2251104BF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603-MFR-25FTE52-4K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603-MFR-25FBF52-10K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603-MFR-25FRF52100K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603-MFR-25FTE52-3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4M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03-MFR-25FTE52-2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603-MFR-25FTE52-1K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603-MFR-25FTE52-680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3-MFR-25FTE52-120K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03-MFR-25FTE52-270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3-MFR-25FTE52-39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03-MFR-25FTE52-180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2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52-3306K-1-1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3-MFR-25FRF52-110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27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3-MFR-25FTE52-15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03-MFR-25FTE52-1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03-MFR-25FTE52-20K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603-MFR-25FTE52-30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03-MFR-25FBF52-9K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2-3306F-1-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03-MFR-25FTE52-47K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95-TL072IPE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95-TL082AC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26-LM13700MX/NOP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32-50MS51MEFC4X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0-C320C224M5U7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1-SR151A220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300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52-3306K-1-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BF52-1K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0-MF1/4DCT52R1204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BF52-100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03-MFR-25FTE52-220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3-HHV-25FR-52-10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3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33-M2011S3A1W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33-M2012SD1W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95-TL084CNE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84-AD633ARZ-R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316C103K5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80-C315C223M5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81-TAP105K025CC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0-C325C470K3G5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80-C315C102K1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52-PDB12-H4301105B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3-MFR-25FTE52-6K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3-MFR-25FTE52-3K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33-SB221NC/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1-A112S1RNC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33-M202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11-A10405RNZ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106B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95-CD4013B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95-CD40193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514BM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94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2-100NA1MEFC5X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67-ECE-A1EN100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0-C326C104K5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470K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603-MFR-25FTE52-33K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33-M2021SS4W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95-TL074C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2-25PK47MEFC5X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32-25ZL220MEFC8X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0-C320C473M5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02-35FM3AU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2-PDB181E415K104A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03-MFR-25FTE52-150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88-RK14K1220F25C0C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3-MFR-25FTF52-10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95-TL071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26-LM386N-4/NOP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52-3306F-1-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43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95-LF411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PS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317C222K1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315C479D1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10-PN4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2-3339P-1-103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2-3339P-1-104L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52-3339P-1-101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475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FPTL15L1501FL2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130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200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52-3339P-1-105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18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4-OP275GP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4-SSM2212RZ-R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470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120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2-PJRAN1X1U01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3K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-1N5231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2-25ML15MEFC4X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2-PDB12-H2251103B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01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66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2-25YXJ100M5X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0-C315C471J1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22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67BM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LM336LPR-2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320C472K5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PW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20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6-LF444ACN/NOPB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apping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ouser Partnr</text:p>
          </table:table-cell>
          <table:table-cell/>
        </table:table-row>
        <table:table-row table:style-name="ro1">
          <table:table-cell office:value-type="string" calcext:value-type="string">
            <text:p>1N914 Sw. Diode <text:s/>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TR</text:p>
          </table:table-cell>
          <table:table-cell/>
        </table:table-row>
        <table:table-row table:style-name="ro1">
          <table:table-cell office:value-type="string" calcext:value-type="string">
            <text:p>2N3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N3904 <text:s/></text:p>
          </table:table-cell>
          <table:table-cell office:value-type="string" calcext:value-type="string">
            <text:p>512-2N3904TA</text:p>
          </table:table-cell>
          <table:table-cell/>
        </table:table-row>
        <table:table-row table:style-name="ro1">
          <table:table-cell office:value-type="string" calcext:value-type="string">
            <text:p>2N3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N3906 <text:s/></text:p>
          </table:table-cell>
          <table:table-cell office:value-type="string" calcext:value-type="string">
            <text:p>512-2N3906TA</text:p>
          </table:table-cell>
          <table:table-cell/>
        </table:table-row>
        <table:table-row table:style-name="ro1">
          <table:table-cell office:value-type="string" calcext:value-type="string">
            <text:p>36" Reverb Cable S-H273 <text:s/>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D633AN (or AD633JN) Low Cost Analog Multiplier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D633</text:p>
          </table:table-cell>
          <table:table-cell office:value-type="string" calcext:value-type="string">
            <text:p>584-AD633ARZ-R7</text:p>
          </table:table-cell>
          <table:table-cell/>
        </table:table-row>
        <table:table-row table:style-name="ro1"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667-ECE-A1EN100U</text:p>
          </table:table-cell>
          <table:table-cell/>
        </table:table-row>
        <table:table-row table:style-name="ro1"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uF <text:s/></text:p>
          </table:table-cell>
          <table:table-cell office:value-type="string" calcext:value-type="string">
            <text:p>232-100NA1MEFC5X11</text:p>
          </table:table-cell>
          <table:table-cell/>
        </table:table-row>
        <table:table-row table:style-name="ro1">
          <table:table-cell office:value-type="string" calcext:value-type="string">
            <text:p>Capacitor Tantalum </text:p>
          </table:table-cell>
          <table:table-cell office:value-type="string" calcext:value-type="string">
            <text:p>dhk:C_Tantalum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81-TAP105K025CCS</text:p>
          </table:table-cell>
          <table:table-cell/>
        </table:table-row>
        <table:table-row table:style-name="ro1">
          <table:table-cell office:value-type="string" calcext:value-type="string">
            <text:p>CD4001 Quad NOR <text:s/></text:p>
          </table:table-cell>
          <table:table-cell office:value-type="string" calcext:value-type="string">
            <text:p/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595-CD4001BE</text:p>
          </table:table-cell>
          <table:table-cell/>
        </table:table-row>
        <table:table-row table:style-name="ro1">
          <table:table-cell office:value-type="string" calcext:value-type="string">
            <text:p>CD40106 <text:s text:c="2"/></text:p>
          </table:table-cell>
          <table:table-cell office:value-type="string" calcext:value-type="string">
            <text:p/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595-CD40106BE</text:p>
          </table:table-cell>
          <table:table-cell/>
        </table:table-row>
        <table:table-row table:style-name="ro1">
          <table:table-cell office:value-type="string" calcext:value-type="string">
            <text:p>CD4013 Dual D Flip Flop <text:s text:c="2"/></text:p>
          </table:table-cell>
          <table:table-cell office:value-type="string" calcext:value-type="string">
            <text:p/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595-CD4013BE</text:p>
          </table:table-cell>
          <table:table-cell/>
        </table:table-row>
        <table:table-row table:style-name="ro1">
          <table:table-cell office:value-type="string" calcext:value-type="string">
            <text:p>CD40193 4 Counter <text:s text:c="2"/></text:p>
          </table:table-cell>
          <table:table-cell office:value-type="string" calcext:value-type="string">
            <text:p/>
          </table:table-cell>
          <table:table-cell office:value-type="float" office:value="40193" calcext:value-type="float">
            <text:p>40193</text:p>
          </table:table-cell>
          <table:table-cell office:value-type="string" calcext:value-type="string">
            <text:p>595-CD40193BE </text:p>
          </table:table-cell>
          <table:table-cell/>
        </table:table-row>
        <table:table-row table:style-name="ro1">
          <table:table-cell office:value-type="string" calcext:value-type="string">
            <text:p>CD4066 <text:s/></text:p>
          </table:table-cell>
          <table:table-cell office:value-type="string" calcext:value-type="string">
            <text:p/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595-CD4066BE</text:p>
          </table:table-cell>
          <table:table-cell/>
        </table:table-row>
        <table:table-row table:style-name="ro1">
          <table:table-cell office:value-type="string" calcext:value-type="string">
            <text:p>CD4067 Analog Mux/DeMux <text:s text:c="2"/></text:p>
          </table:table-cell>
          <table:table-cell office:value-type="string" calcext:value-type="string">
            <text:p/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595-CD4067BM96</text:p>
          </table:table-cell>
          <table:table-cell/>
        </table:table-row>
        <table:table-row table:style-name="ro1">
          <table:table-cell office:value-type="string" calcext:value-type="string">
            <text:p>CD4094 8 Stage Shift/Store Reg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C4094</text:p>
          </table:table-cell>
          <table:table-cell office:value-type="string" calcext:value-type="string">
            <text:p>595-CD4094BE</text:p>
          </table:table-cell>
          <table:table-cell/>
        </table:table-row>
        <table:table-row table:style-name="ro1">
          <table:table-cell office:value-type="string" calcext:value-type="string">
            <text:p>CD4514 4 Bit Latched 4 Dec. <text:s text:c="2"/></text:p>
          </table:table-cell>
          <table:table-cell office:value-type="string" calcext:value-type="string">
            <text:p/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595-CD4514BM96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1uF <text:s/></text:p>
          </table:table-cell>
          <table:table-cell office:value-type="string" calcext:value-type="string">
            <text:p>80-C315C102K1R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2uF <text:s/></text:p>
          </table:table-cell>
          <table:table-cell office:value-type="string" calcext:value-type="string">
            <office:annotation draw:style-name="gr1" draw:text-style-name="P2" svg:width="1.1413in" svg:height="0.7083in" svg:x="8.0933in" svg:y="2.6094in" draw:caption-point-x="-0.2402in" draw:caption-point-y="0.5945in">
              <dc:date>2023-09-07T00:00:00</dc:date>
              <text:p text:style-name="P1">Part does not match value</text:p>
            </office:annotation>
            <text:p>80-C317C222K1R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80-C316C103K5R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2uF <text:s/></text:p>
          </table:table-cell>
          <table:table-cell office:value-type="string" calcext:value-type="string">
            <text:p>80-C315C223M5U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47uF <text:s/></text:p>
          </table:table-cell>
          <table:table-cell office:value-type="string" calcext:value-type="string">
            <text:p>80-C320C473M5U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1uF <text:s/></text:p>
          </table:table-cell>
          <table:table-cell office:value-type="string" calcext:value-type="string">
            <text:p>80-C320C104K5R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22uF <text:s/></text:p>
          </table:table-cell>
          <table:table-cell office:value-type="string" calcext:value-type="string">
            <text:p>80-C320C224M5U7301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pF <text:s/></text:p>
          </table:table-cell>
          <table:table-cell office:value-type="string" calcext:value-type="string">
            <text:p>80-C325C470K3G5TA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pF <text:s/></text:p>
          </table:table-cell>
          <table:table-cell office:value-type="string" calcext:value-type="string">
            <text:p>80-C315C100K2G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22pF <text:s/></text:p>
          </table:table-cell>
          <table:table-cell office:value-type="string" calcext:value-type="string">
            <text:p>581-SR151A220K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.7pF <text:s/></text:p>
          </table:table-cell>
          <table:table-cell office:value-type="string" calcext:value-type="string">
            <text:p>80-C315C479D1G</text:p>
          </table:table-cell>
          <table:table-cell/>
        </table:table-row>
        <table:table-row table:style-name="ro1"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47uF <text:s text:c="2"/></text:p>
          </table:table-cell>
          <table:table-cell office:value-type="string" calcext:value-type="string">
            <text:p>80-C320C472K5R</text:p>
          </table:table-cell>
          <table:table-cell/>
        </table:table-row>
        <table:table-row table:style-name="ro1"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0pF <text:s text:c="2"/></text:p>
          </table:table-cell>
          <table:table-cell office:value-type="string" calcext:value-type="string">
            <text:p>80-C315C471J1G</text:p>
          </table:table-cell>
          <table:table-cell/>
        </table:table-row>
        <table:table-row table:style-name="ro1">
          <table:table-cell office:value-type="string" calcext:value-type="string">
            <text:p>Ceramic Capacitor <text:s text:c="3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uF <text:s text:c="2"/></text:p>
          </table:table-cell>
          <table:table-cell office:value-type="string" calcext:value-type="string">
            <text:p>80-C326C104K5R</text:p>
          </table:table-cell>
          <table:table-cell>
            <office:annotation draw:style-name="gr1" draw:text-style-name="P2" svg:width="1.1413in" svg:height="0.7083in" svg:x="8.9819in" svg:y="4.9205in" draw:caption-point-x="-0.2402in" draw:caption-point-y="0.5945in">
              <dc:date>2023-09-07T00:00:00</dc:date>
              <text:p text:style-name="P1">Part does not match Value</text:p>
            </office:annotation>
          </table:table-cell>
        </table:table-row>
        <table:table-row table:style-name="ro1"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uF <text:s/></text:p>
          </table:table-cell>
          <table:table-cell office:value-type="string" calcext:value-type="string">
            <text:p>80-R82EC2200DQ50J</text:p>
          </table:table-cell>
          <table:table-cell/>
        </table:table-row>
        <table:table-row table:style-name="ro1">
          <table:table-cell office:value-type="string" calcext:value-type="string">
            <text:p>DPDT Switch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PDT <text:s text:c="2"/></text:p>
          </table:table-cell>
          <table:table-cell office:value-type="string" calcext:value-type="string">
            <text:p>633-M202203</text:p>
          </table:table-cell>
          <table:table-cell/>
        </table:table-row>
        <table:table-row table:style-name="ro1">
          <table:table-cell office:value-type="string" calcext:value-type="string">
            <text:p>Dual Gang Pot Audio Taper <text:s text:c="2"/></text:p>
          </table:table-cell>
          <table:table-cell office:value-type="string" calcext:value-type="string">
            <text:p>dhk:R_Potentiometer_Dual_Audio_Tape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88-RK14K1220F25C0C1</text:p>
          </table:table-cell>
          <table:table-cell/>
        </table:table-row>
        <table:table-row table:style-name="ro1"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25ZLG10MEFC4X7</text:p>
          </table:table-cell>
          <table:table-cell/>
        </table:table-row>
        <table:table-row table:style-name="ro1"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5uF <text:s/></text:p>
          </table:table-cell>
          <table:table-cell office:value-type="string" calcext:value-type="string">
            <text:p>232-25ML15MEFC4X7</text:p>
          </table:table-cell>
          <table:table-cell/>
        </table:table-row>
        <table:table-row table:style-name="ro1">
          <table:table-cell office:value-type="string" calcext:value-type="string">
            <text:p>Electrolytic Capacitor <text:s text:c="2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0uF <text:s text:c="2"/></text:p>
          </table:table-cell>
          <table:table-cell office:value-type="string" calcext:value-type="string">
            <text:p>232-25YXJ100M5X11</text:p>
          </table:table-cell>
          <table:table-cell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220uF <text:s/></text:p>
          </table:table-cell>
          <table:table-cell office:value-type="string" calcext:value-type="string">
            <text:p>232-25ZL220MEFC8X115</text:p>
          </table:table-cell>
          <table:table-cell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uF <text:s text:c="2"/></text:p>
          </table:table-cell>
          <table:table-cell office:value-type="string" calcext:value-type="string">
            <text:p>232-50MS51MEFC4X5</text:p>
          </table:table-cell>
          <table:table-cell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47uF <text:s text:c="2"/></text:p>
          </table:table-cell>
          <table:table-cell office:value-type="string" calcext:value-type="string">
            <text:p>232-25PK47MEFC5X11</text:p>
          </table:table-cell>
          <table:table-cell/>
        </table:table-row>
        <table:table-row table:style-name="ro1">
          <table:table-cell office:value-type="string" calcext:value-type="string">
            <text:p>High Speed Switching Diode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</text:p>
          </table:table-cell>
          <table:table-cell/>
        </table:table-row>
        <table:table-row table:style-name="ro1">
          <table:table-cell office:value-type="string" calcext:value-type="string">
            <text:p>Jack 1/4" 2 Terminal <text:s/></text:p>
          </table:table-cell>
          <table:table-cell office:value-type="string" calcext:value-type="string">
            <text:p>Connector:Jack-DC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502-35RAPC2AV</text:p>
          </table:table-cell>
          <table:table-cell/>
        </table:table-row>
        <table:table-row table:style-name="ro1">
          <table:table-cell office:value-type="string" calcext:value-type="string">
            <text:p>LED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ED <text:s text:c="2"/></text:p>
          </table:table-cell>
          <table:table-cell office:value-type="string" calcext:value-type="string">
            <text:p>604-WP7113GD</text:p>
          </table:table-cell>
          <table:table-cell/>
        </table:table-row>
        <table:table-row table:style-name="ro1">
          <table:table-cell office:value-type="string" calcext:value-type="string">
            <text:p>LF411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F411 <text:s/></text:p>
          </table:table-cell>
          <table:table-cell office:value-type="string" calcext:value-type="string">
            <text:p>595-LF411CP</text:p>
          </table:table-cell>
          <table:table-cell/>
        </table:table-row>
        <table:table-row table:style-name="ro1">
          <table:table-cell office:value-type="string" calcext:value-type="string">
            <text:p>LF444 Quad Op Amp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F444 <text:s text:c="2"/></text:p>
          </table:table-cell>
          <table:table-cell office:value-type="string" calcext:value-type="string">
            <text:p>926-LF444ACN/NOPB</text:p>
          </table:table-cell>
          <table:table-cell/>
        </table:table-row>
        <table:table-row table:style-name="ro1">
          <table:table-cell office:value-type="string" calcext:value-type="string">
            <text:p>LM13700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13700 <text:s/></text:p>
          </table:table-cell>
          <table:table-cell office:value-type="string" calcext:value-type="string">
            <text:p>926-LM13700MX/NOPB</text:p>
          </table:table-cell>
          <table:table-cell office:value-type="string" calcext:value-type="string">
            <text:p>Vf=2V If=10ma</text:p>
          </table:table-cell>
        </table:table-row>
        <table:table-row table:style-name="ro1">
          <table:table-cell office:value-type="string" calcext:value-type="string">
            <text:p>LM336 2.5V Ref.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336-2.5V <text:s text:c="2"/></text:p>
          </table:table-cell>
          <table:table-cell office:value-type="string" calcext:value-type="string">
            <text:p>595-LM336LPR-2-5</text:p>
          </table:table-cell>
          <table:table-cell/>
        </table:table-row>
        <table:table-row table:style-name="ro1">
          <table:table-cell office:value-type="string" calcext:value-type="string">
            <text:p>LM386N-4 Low Voltage Audio Power Amp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926-LM386N-4/NOPB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2M <text:s/></text:p>
          </table:table-cell>
          <table:table-cell office:value-type="string" calcext:value-type="string">
            <text:p>660-MF1/4DCT52R1204F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8K <text:s/></text:p>
          </table:table-cell>
          <table:table-cell office:value-type="string" calcext:value-type="string">
            <text:p>603-MFR-25FBF52-1K8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3-MFR-25FTF52-10R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3-MFR-25FBF52-100R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03-MFR-25FRF5210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03-MFR-25FBF52-1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M <text:s/></text:p>
          </table:table-cell>
          <table:table-cell office:value-type="string" calcext:value-type="string">
            <text:p>603-HHV-25FR-52-10M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10K <text:s/></text:p>
          </table:table-cell>
          <table:table-cell office:value-type="string" calcext:value-type="string">
            <text:p>603-MFR-25FRF52-11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20K <text:s text:c="2"/></text:p>
          </table:table-cell>
          <table:table-cell office:value-type="string" calcext:value-type="string">
            <text:p>603-MFR-25FTE52-12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30K <text:s/></text:p>
          </table:table-cell>
          <table:table-cell office:value-type="string" calcext:value-type="string">
            <text:p>603-MFR-25FTE52-13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03-MFR-25FTE52-12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0K <text:s text:c="2"/></text:p>
          </table:table-cell>
          <table:table-cell office:value-type="string" calcext:value-type="string">
            <text:p>603-MFR-25FTE52-15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K <text:s text:c="2"/></text:p>
          </table:table-cell>
          <table:table-cell office:value-type="string" calcext:value-type="string">
            <text:p>603-MFR-25FTE52-15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0K <text:s/></text:p>
          </table:table-cell>
          <table:table-cell office:value-type="string" calcext:value-type="string">
            <text:p>603-MFR-25FTE52-18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K <text:s/></text:p>
          </table:table-cell>
          <table:table-cell office:value-type="string" calcext:value-type="string">
            <text:p>603-MFR-25FTE52-18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03-MFR-25FTE52-1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M <text:s text:c="2"/></text:p>
          </table:table-cell>
          <table:table-cell office:value-type="string" calcext:value-type="string">
            <text:p>603-MFR-25FTE52-1M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3-MFR-25FTE52-20R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0K <text:s text:c="2"/></text:p>
          </table:table-cell>
          <table:table-cell office:value-type="string" calcext:value-type="string">
            <text:p>603-MFR-25FTE52-20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20K <text:s text:c="2"/></text:p>
          </table:table-cell>
          <table:table-cell office:value-type="string" calcext:value-type="string">
            <text:p>603-MFR-25FTE52-22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K <text:s/></text:p>
          </table:table-cell>
          <table:table-cell office:value-type="string" calcext:value-type="string">
            <text:p>603-MFR-25FTE52-2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03-MFR-25FTE52-22R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0K <text:s/></text:p>
          </table:table-cell>
          <table:table-cell office:value-type="string" calcext:value-type="string">
            <text:p>603-MFR-25FTE52-27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K <text:s/></text:p>
          </table:table-cell>
          <table:table-cell office:value-type="string" calcext:value-type="string">
            <text:p>603-MFR-25FTE52-27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K <text:s text:c="2"/></text:p>
          </table:table-cell>
          <table:table-cell office:value-type="string" calcext:value-type="string">
            <text:p>603-MFR-25FTE52-2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M <text:s text:c="2"/></text:p>
          </table:table-cell>
          <table:table-cell office:value-type="string" calcext:value-type="string">
            <text:p>603-MFR-25FTE52-2M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3K <text:s/></text:p>
          </table:table-cell>
          <table:table-cell office:value-type="string" calcext:value-type="string">
            <text:p>603-MFR-25FTE52-3K3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9K <text:s text:c="2"/></text:p>
          </table:table-cell>
          <table:table-cell office:value-type="string" calcext:value-type="string">
            <text:p>603-MFR-25FTE52-3K9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0K <text:s text:c="2"/></text:p>
          </table:table-cell>
          <table:table-cell office:value-type="string" calcext:value-type="string">
            <text:p>603-MFR-25FTE52-30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K <text:s text:c="2"/></text:p>
          </table:table-cell>
          <table:table-cell office:value-type="string" calcext:value-type="string">
            <text:p>603-MFR-25FTE52-3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3K <text:s text:c="2"/></text:p>
          </table:table-cell>
          <table:table-cell office:value-type="string" calcext:value-type="string">
            <text:p>603-MFR-25FTE52-33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9K <text:s text:c="2"/></text:p>
          </table:table-cell>
          <table:table-cell office:value-type="string" calcext:value-type="string">
            <text:p>603-MFR-25FTE52-39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K <text:s text:c="2"/></text:p>
          </table:table-cell>
          <table:table-cell office:value-type="string" calcext:value-type="string">
            <text:p>603-MFR-25FTE52-3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M <text:s/></text:p>
          </table:table-cell>
          <table:table-cell office:value-type="string" calcext:value-type="string">
            <text:p>603-MFR-25FTE52-3M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K <text:s text:c="2"/></text:p>
          </table:table-cell>
          <table:table-cell office:value-type="string" calcext:value-type="string">
            <text:p>603-MFR-25FTE52-4K7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M <text:s text:c="2"/></text:p>
          </table:table-cell>
          <table:table-cell office:value-type="string" calcext:value-type="string">
            <text:p>603-MFR-25FTE52-4M7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3K <text:s text:c="2"/></text:p>
          </table:table-cell>
          <table:table-cell office:value-type="string" calcext:value-type="string">
            <text:p>603-MFR-25FTE52-43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603-MFR-25FTE52-470R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0K <text:s text:c="2"/></text:p>
          </table:table-cell>
          <table:table-cell office:value-type="string" calcext:value-type="string">
            <text:p>603-MFR-25FTE52-47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603-MFR-25FTE52-475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K <text:s/></text:p>
          </table:table-cell>
          <table:table-cell office:value-type="string" calcext:value-type="string">
            <text:p>603-MFR-25FTE52-47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.2K <text:s/></text:p>
          </table:table-cell>
          <table:table-cell office:value-type="string" calcext:value-type="string">
            <text:p>603-MFR-25FTE52-6K2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80K <text:s/></text:p>
          </table:table-cell>
          <table:table-cell office:value-type="string" calcext:value-type="string">
            <text:p>603-MFR-25FTE52-68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9.1K <text:s/></text:p>
          </table:table-cell>
          <table:table-cell office:value-type="string" calcext:value-type="string">
            <text:p>603-MFR-25FBF52-9K1</text:p>
          </table:table-cell>
          <table:table-cell/>
        </table:table-row>
        <table:table-row table:style-name="ro1">
          <table:table-cell office:value-type="string" calcext:value-type="string">
            <text:p>MPF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https://www.amazon.com/Bridgold-10pcs-MPF102-N-Channel-Amplifier/dp/B095KMW2HS/ref=sr_1_2?keywords=mpf102+transistor&amp;qid=1685578664&amp;sr=8-2</text:p>
          </table:table-cell>
        </table:table-row>
        <table:table-row table:style-name="ro1">
          <table:table-cell office:value-type="string" calcext:value-type="string">
            <text:p>OP275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275 <text:s/></text:p>
          </table:table-cell>
          <table:table-cell office:value-type="string" calcext:value-type="string">
            <text:p>584-OP275GPZ </text:p>
          </table:table-cell>
          <table:table-cell office:value-type="string" calcext:value-type="string">
            <text:p>Expensive!</text:p>
          </table:table-cell>
        </table:table-row>
        <table:table-row table:style-name="ro1">
          <table:table-cell office:value-type="string" calcext:value-type="string">
            <text:p>PN4391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N4391 <text:s/></text:p>
          </table:table-cell>
          <table:table-cell office:value-type="string" calcext:value-type="string">
            <text:p>610-PN4391 </text:p>
          </table:table-cell>
          <table:table-cell/>
        </table:table-row>
        <table:table-row table:style-name="ro1">
          <table:table-cell office:value-type="string" calcext:value-type="string">
            <text:p>Polystyrene Capacitor (low leakage) <text:s text:c="2"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1uF <text:s text:c="2"/></text:p>
          </table:table-cell>
          <table:table-cell office:value-type="string" calcext:value-type="string">
            <text:p>23PW310</text:p>
          </table:table-cell>
          <table:table-cell/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PDB12-H2251104BF</text:p>
          </table:table-cell>
          <table:table-cell office:value-type="string" calcext:value-type="string">
            <text:p>12mm</text:p>
          </table:table-cell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PDB12-H2251103BF</text:p>
          </table:table-cell>
          <table:table-cell office:value-type="string" calcext:value-type="string">
            <text:p>12mm</text:p>
          </table:table-cell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PDB12-H4301105BF</text:p>
          </table:table-cell>
          <table:table-cell office:value-type="string" calcext:value-type="string">
            <text:p>12mm</text:p>
          </table:table-cell>
        </table:table-row>
        <table:table-row table:style-name="ro1">
          <table:table-cell office:value-type="string" calcext:value-type="string">
            <text:p>Potentiometer Audio Taper <text:s text:c="2"/></text:p>
          </table:table-cell>
          <table:table-cell office:value-type="string" calcext:value-type="string">
            <text:p>dhk:R_Potentiometer_Audio_Tape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52-PDB181E415K104A2</text:p>
          </table:table-cell>
          <table:table-cell office:value-type="string" calcext:value-type="string">
            <text:p>17mm</text:p>
          </table:table-cell>
        </table:table-row>
        <table:table-row table:style-name="ro1">
          <table:table-cell office:value-type="string" calcext:value-type="string">
            <text:p>Reverb Tank P-RMOD-9AB3C1B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OD Reverb Tank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amplifiedparts.com/products/reverb-tank-mod-9ab3c1b-long-decay-3-spring</text:p>
          </table:table-cell>
        </table:table-row>
        <table:table-row table:style-name="ro1">
          <table:table-cell office:value-type="string" calcext:value-type="string">
            <text:p>RCA connector (PCB mount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502-PJRAN1X1U01AUX</text:p>
          </table:table-cell>
          <table:table-cell/>
        </table:table-row>
        <table:table-row table:style-name="ro1">
          <table:table-cell office:value-type="string" calcext:value-type="string">
            <text:p>Silvered Mica, Polycarbonate or Polystyrene Cap <text:s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05uF <text:s/></text:p>
          </table:table-cell>
          <table:table-cell office:value-type="string" calcext:value-type="string">
            <text:p>23PS250</text:p>
          </table:table-cell>
          <table:table-cell/>
        </table:table-row>
        <table:table-row table:style-name="ro1">
          <table:table-cell office:value-type="string" calcext:value-type="string">
            <text:p>Single Pole 12 Throw Rotary Switch (non-shorting) <text:s text:c="2"/></text:p>
          </table:table-cell>
          <table:table-cell office:value-type="string" calcext:value-type="string">
            <text:p>Switch:SW_Rotary12</text:p>
          </table:table-cell>
          <table:table-cell office:value-type="string" calcext:value-type="string">
            <text:p>SP12T</text:p>
          </table:table-cell>
          <table:table-cell office:value-type="string" calcext:value-type="string">
            <text:p>611-A112S1RNCQ </text:p>
          </table:table-cell>
          <table:table-cell/>
        </table:table-row>
        <table:table-row table:style-name="ro1">
          <table:table-cell office:value-type="string" calcext:value-type="string">
            <text:p>Single Pole 4 Throw Rotary Switch (non-shorting) <text:s text:c="2"/></text:p>
          </table:table-cell>
          <table:table-cell office:value-type="string" calcext:value-type="string">
            <text:p>dhk:SW_Rotary1x4</text:p>
          </table:table-cell>
          <table:table-cell office:value-type="string" calcext:value-type="string">
            <text:p>SP4T <text:s text:c="2"/></text:p>
          </table:table-cell>
          <table:table-cell office:value-type="string" calcext:value-type="string">
            <text:p>611-A10405RNZQ</text:p>
          </table:table-cell>
          <table:table-cell/>
        </table:table-row>
        <table:table-row table:style-name="ro1">
          <table:table-cell office:value-type="string" calcext:value-type="string">
            <text:p>Switch DPS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633-M2021SS4W01</text:p>
          </table:table-cell>
          <table:table-cell/>
        </table:table-row>
        <table:table-row table:style-name="ro1">
          <table:table-cell office:value-type="string" calcext:value-type="string">
            <text:p>SPDT Switch <text:s/>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633-M2012SD1W01</text:p>
          </table:table-cell>
          <table:table-cell/>
        </table:table-row>
        <table:table-row table:style-name="ro1">
          <table:table-cell office:value-type="string" calcext:value-type="string">
            <text:p>SPST PB Switch <text:s/>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SW_PUSH </text:p>
          </table:table-cell>
          <table:table-cell office:value-type="string" calcext:value-type="string">
            <text:p>633-SB221NC/C</text:p>
          </table:table-cell>
          <table:table-cell/>
        </table:table-row>
        <table:table-row table:style-name="ro1">
          <table:table-cell office:value-type="string" calcext:value-type="string">
            <text:p>SPST Switch <text:s/>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633-M2011S3A1W01</text:p>
          </table:table-cell>
          <table:table-cell/>
        </table:table-row>
        <table:table-row table:style-name="ro1">
          <table:table-cell office:value-type="string" calcext:value-type="string">
            <text:p>SSM2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SM2212</text:p>
          </table:table-cell>
          <table:table-cell office:value-type="string" calcext:value-type="string">
            <text:p>584-SSM2212RZ-R7</text:p>
          </table:table-cell>
          <table:table-cell/>
        </table:table-row>
        <table:table-row table:style-name="ro1">
          <table:table-cell office:value-type="string" calcext:value-type="string">
            <text:p>Stereo Headphone Jack <text:s text:c="2"/></text:p>
          </table:table-cell>
          <table:table-cell office:value-type="string" calcext:value-type="string">
            <text:p>Connector:AudioJack2_Ground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502-35FM3AULS</text:p>
          </table:table-cell>
          <table:table-cell/>
        </table:table-row>
        <table:table-row table:style-name="ro1">
          <table:table-cell office:value-type="string" calcext:value-type="string">
            <text:p>Tempco</text:p>
          </table:table-cell>
          <table:table-cell office:value-type="string" calcext:value-type="string">
            <text:p>Device:Thermistor_PTC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TFPTL15L1501FL2B</text:p>
          </table:table-cell>
          <table:table-cell/>
        </table:table-row>
        <table:table-row table:style-name="ro1">
          <table:table-cell office:value-type="string" calcext:value-type="string">
            <text:p>TL071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1 <text:s/></text:p>
          </table:table-cell>
          <table:table-cell office:value-type="string" calcext:value-type="string">
            <text:p>595-TL071CP</text:p>
          </table:table-cell>
          <table:table-cell/>
        </table:table-row>
        <table:table-row table:style-name="ro1">
          <table:table-cell office:value-type="string" calcext:value-type="string">
            <text:p>TL072 Dual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2 <text:s/></text:p>
          </table:table-cell>
          <table:table-cell office:value-type="string" calcext:value-type="string">
            <text:p>595-TL072IPE4</text:p>
          </table:table-cell>
          <table:table-cell/>
        </table:table-row>
        <table:table-row table:style-name="ro1">
          <table:table-cell office:value-type="string" calcext:value-type="string">
            <text:p>TL074 Quad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4 <text:s/></text:p>
          </table:table-cell>
          <table:table-cell office:value-type="string" calcext:value-type="string">
            <text:p>595-TL074CN</text:p>
          </table:table-cell>
          <table:table-cell/>
        </table:table-row>
        <table:table-row table:style-name="ro1">
          <table:table-cell office:value-type="string" calcext:value-type="string">
            <text:p>TL082 Dual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82 <text:s/></text:p>
          </table:table-cell>
          <table:table-cell office:value-type="string" calcext:value-type="string">
            <text:p>595-TL082ACP</text:p>
          </table:table-cell>
          <table:table-cell/>
        </table:table-row>
        <table:table-row table:style-name="ro1">
          <table:table-cell office:value-type="string" calcext:value-type="string">
            <text:p>TL084 Quad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84 <text:s/></text:p>
          </table:table-cell>
          <table:table-cell office:value-type="string" calcext:value-type="string">
            <text:p>595-TL084CNE4</text:p>
          </table:table-cell>
          <table:table-cell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2-3339P-1-101LF </text:p>
          </table:table-cell>
          <table:table-cell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39P-1-104LF</text:p>
          </table:table-cell>
          <table:table-cell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3339P-1-103LF</text:p>
          </table:table-cell>
          <table:table-cell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3339P-1-105LF </text:p>
          </table:table-cell>
          <table:table-cell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06K-1-104</text:p>
          </table:table-cell>
          <table:table-cell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2K <text:s/></text:p>
          </table:table-cell>
          <table:table-cell office:value-type="string" calcext:value-type="string">
            <text:p>652-3306F-1-202</text:p>
          </table:table-cell>
          <table:table-cell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50K <text:s/></text:p>
          </table:table-cell>
          <table:table-cell office:value-type="string" calcext:value-type="string">
            <text:p>652-3306K-1-503</text:p>
          </table:table-cell>
          <table:table-cell/>
        </table:table-row>
        <table:table-row table:style-name="ro1">
          <table:table-cell office:value-type="string" calcext:value-type="string">
            <text:p>Trim Pot <text:s text:c="2"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52-3306F-1-102</text:p>
          </table:table-cell>
          <table:table-cell/>
        </table:table-row>
        <table:table-row table:style-name="ro1">
          <table:table-cell office:value-type="string" calcext:value-type="string">
            <text:p>Zener Diode 5.1V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N5231B <text:s/></text:p>
          </table:table-cell>
          <table:table-cell office:value-type="string" calcext:value-type="string">
            <text:p>512-1N5231B</text:p>
          </table:table-cell>
          <table:table-cell/>
        </table:table-row>
      </table:table>
      <table:table table:name="QtyBoard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FOS_ADS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L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QUAD_3INP_AUDIO_MIX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QUAD_3INP_MOD_MIX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RING_M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SAMPLE_HO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SEQ_ANAL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SEQ_DIG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STEREO_AUTO_PA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STEREO_MIX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V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V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VC_REVERB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FOS_LFO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C2, 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3, C4, C5, C7, C8, 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0, C1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J19, J20, J21, J22, J23, J24, J25, J26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Q1, Q2, Q6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Q4, Q5</text:p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Transistor_FET:BF245C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, R4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2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3, R11, R35, R40, R41, R44, R47, R51, R52, R58, 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5, R7, R13, R27, R30, R33, R36, R42, R56, R6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0, R63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4, R1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15, R21, R26, R29, R53, R57, R6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1, R6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2, R50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8, R4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9, R49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9.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48, R54, R5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2, U5, U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:TL082_1</text:p>
          </table:table-cell>
        </table:table-row>
      </table:table>
      <table:table table:name="MFOS_RING_MOD" table:style-name="ta1"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C1, C2, C3, C6, C7, C8, C9, C10, C12, C13, C14, C15, C1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5, 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17, C18, C19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.2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1, C2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J1, J2, J3, J4, J5, J6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1, R4, R8, R15, R18, 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2, R6, R9, R1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3, R5, R11, 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R7, R12, R25, R26, R33, R36, R37, R38, R4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7, R19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1, R24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28, R29, R34, R35, R4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.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1, R3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9, R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2, R44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1, U3, U4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D633</text:p>
          </table:table-cell>
          <table:table-cell office:value-type="string" calcext:value-type="string">
            <text:p>dhk:AD633</text:p>
          </table:table-cell>
        </table:table-row>
      </table:table>
      <table:table table:name="MFOS_SEQ_DIGITAL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1, C3, C7, C8, C15, C16, C22, C23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2, C4, C5, C6, C9</text:p>
          </table:table-cell>
          <table:table-cell office:value-type="string" calcext:value-type="string">
            <text:p>0.02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Tantalum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12, C13, C14, C18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9, C2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0, C2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1, D2, D3, D4, D5, D6, D7, D8, D9, D10, D11, D12, D13, D14, D15, D16, D17, D18, D19, D20, D21, D22, D23, D24, D25, D26, D27, D28, D29, D30, D3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31, J32, J33, J34, J35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ED1, LED2, LED3, LED4, LED5, LED6, LED7, LED8, LED9, LED10, LED11, LED12, LED13, LED14, LED15, LED16, LED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1, R5, R10, R11, R17, R20, 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2, R6, R15, R22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3, R7, R16, R2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4, R8, R12, R4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9, R26, R28, R32, R44, R45, R46, 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13, R14, R33, R3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25, R34, R3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27, R29, R30, R41, R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1, R35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, S2, S3, S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S5, S6, S7, S8, S10, S11, S13, S14, S17, S18, S19, S20, S21, S22, S23, S24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P12T</text:p>
          </table:table-cell>
          <table:table-cell office:value-type="string" calcext:value-type="string">
            <text:p>Switch:SW_Rotary12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DPDT <text:s text:c="2"/></text:p>
          </table:table-cell>
          <table:table-cell office:value-type="string" calcext:value-type="string">
            <text:p>Switch:SW_DPDT_x2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P4T</text:p>
          </table:table-cell>
          <table:table-cell office:value-type="string" calcext:value-type="string">
            <text:p>dhk:SW_Rotary1x4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1, U2, U6</text:p>
          </table:table-cell>
          <table:table-cell office:value-type="string" calcext:value-type="string">
            <text:p>40106</text:p>
          </table:table-cell>
          <table:table-cell office:value-type="string" calcext:value-type="string">
            <text:p>4xxx:40106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4013</text:p>
          </table:table-cell>
          <table:table-cell office:value-type="string" calcext:value-type="string">
            <text:p>4xxx:4013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40193</text:p>
          </table:table-cell>
          <table:table-cell office:value-type="string" calcext:value-type="string">
            <text:p>4xxx_IEEE:40193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4514</text:p>
          </table:table-cell>
          <table:table-cell office:value-type="string" calcext:value-type="string">
            <text:p>4xxx_IEEE:4514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HC4094</text:p>
          </table:table-cell>
          <table:table-cell office:value-type="string" calcext:value-type="string">
            <text:p>dhk:HC4094</text:p>
          </table:table-cell>
        </table:table-row>
      </table:table>
      <table:table table:name="MFOS_QUAD_3INP_AUDIO_MIX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1, C2, C3, C5, C7, C8, C12, C13, C15, C17, 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Alu_Bipolar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4, C6, C14, C16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9, C10, C19, C2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hk:C_Alu_Bipola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21, C22, C23, C24, C25, C26, C27, C2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9, C3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J1, J2, J3, J4, J5, J6, J7, J8, J9, J10, J11, J12, J13, J14, J15, J16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1, R4, R13, R16, R21, R24, R29, R32, R41, R44, R47, 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2, R5, R30, R3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R3, R6, R9, R12, R15, R18, R22, R23, R25, R26, R27, R28, R31, R34, R37, R40, R43, R46, R51, R52, R53, R54, R55, R5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7, R10, R35, R38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8, R11, R36, R3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14, R17, R19, R20, R42, R45, R48, R5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, S2, S4, S5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3, S6</text:p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Switch:SW_DPST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</table:table-row>
      </table:table>
      <table:table table:name="MFOS_STEREO_MIX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1, C3, C5, C7, C16, C17, C18, C20, C21, C22, C23, C33, C43, C4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2, C4, C6, C8, C11, C14, C31, C32, C41, C4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9, C10, C12, C13, C24, C25, C26, C27, C34, C35, C36, C3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5, C1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8, C3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9, C38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30, C40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1, J2, J3, J4, J5, J6, J7, J8, J9, J10, J11, J12, J13, J14, J15, J16, J18, J19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Connector:AudioJack2_Ground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2, R9, R13, R17, R24, R28, R32, R39, R43, R47, R54, R5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Audio_Tape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3, R18, R33, R4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4, R19, R34, R4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R5, R6, R8, R15, R20, R21, R23, R30, R35, R36, R38, R45, R50, R51, R53, R60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7, R22, R37, R5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office:value-type="string" calcext:value-type="string">
            <text:p>R10, R11, R12, R14, R25, R26, R27, R29, R40, R41, R42, R44, R55, R56, R57, R5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61, R62, R64, R66, R68, R69, R71, R7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63, R65, R70, R72, R7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Dual_Audio_Tape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67, R74, R80, R81, R83, R84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75, R7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77, R7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82, R8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8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Amplifier_Operational:TL071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:TL072_2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:TL072_3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8, U9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Amplifier_Audio:LM386</text:p>
          </table:table-cell>
        </table:table-row>
      </table:table>
      <table:table table:name="MFOS_STEREO_AUTO_PANN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1, C3, C5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4, C6, C8, C9, C10, C12, C13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1, C1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8, J13, J14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, R4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2, R15, R23, R30, R31, R34, R35, R38, R41, R43, R47, R5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3, R40, R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6, R14, R27, R2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7, R10, R11, R29, R5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8, R52, R5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12, R16, R44, R51, R5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3, R25, R2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17, R22, R32, R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8, R33, R5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0, R3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1, R3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4, R4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:TL084_1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2, U4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3, U5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dhk:LF411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40106</text:p>
          </table:table-cell>
          <table:table-cell office:value-type="string" calcext:value-type="string">
            <text:p>4xxx:40106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4013</text:p>
          </table:table-cell>
          <table:table-cell office:value-type="string" calcext:value-type="string">
            <text:p>4xxx:4013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:LF411_3</text:p>
          </table:table-cell>
        </table:table-row>
      </table:table>
      <table:table table:name="MFOS_VCO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1, C2, C8, C15, 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3, C17, C19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005uF</text:p>
          </table:table-cell>
          <table:table-cell office:value-type="string" calcext:value-type="string">
            <text:p>dhk:C_Polystyren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7, 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Tantalum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0.00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4.7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J2, J3, J4, J5, J6, J7, J8, J9, J10, J11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N4391</text:p>
          </table:table-cell>
          <table:table-cell office:value-type="string" calcext:value-type="string">
            <text:p>Device:Q_NJFET_DGS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1, R12, R13, R17, R25, R32, R35, R40, R42, R47, R7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2, R3, R3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5, 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hk:R_Potentiometer_Trim_Top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6, R10, R15, R18, R23, R29, R31, R44, R50, R66, R6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8, R28, R30, R45, R6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9, R36, R5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1, R60, R6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Trim_Top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4, R21, R4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hk:R_Potentiometer_Trim_Top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0, R6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22, R26, R34, R49, 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Thermistor_PTC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hk:R_Potentiometer_Trim_Top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275</text:p>
          </table:table-cell>
          <table:table-cell office:value-type="string" calcext:value-type="string">
            <text:p>Amplifier_Operational:OP275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2, 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SM2212</text:p>
          </table:table-cell>
          <table:table-cell office:value-type="string" calcext:value-type="string">
            <text:p>Transistor_BJT:SSM221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Amplifier_Operational:TL071</text:p>
          </table:table-cell>
        </table:table-row>
      </table:table>
      <table:table table:name="MFOS_VCA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, C3, C5, 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V1, CV2, J1, J2, J4, J5, J6, J8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Q2, Q4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R1, R2, R4, R5, R11, R12, R19, R23, R24, R26, R27, R33, R36, 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3, R7, R13, R25, R29, R3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6, R28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8, R15, R30, R35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9, R3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0, 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4, R34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6, R3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7, 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8, R4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0, R42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1, R4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2, R4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5, 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6, R48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:LM13700_1</text:p>
          </table:table-cell>
        </table:table-row>
      </table:table>
      <table:table table:name="MFOS_VC_REVERB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Tantalum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C3, C6, C7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.047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5, C15, C16, C17, C18, C19, C21, C22, C23, C24, C2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8, C20, C2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hk:C_Alu_Bipola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10, C11, C12, 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Alu_Bipola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.02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14, J15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:Conn_Coaxial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1, R3, R34, R3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4, R5, R12, R26, R36, 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7, R2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8, R19, R3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9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0, 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1, R25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13, R14, R18, R23, R24, R29, R30, 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5, R28, 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6, R3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7, R3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Amplifier_Audio:LM386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dhk:LF411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:TL074_1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:LM13700_2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5, 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1N5231B</text:p>
          </table:table-cell>
          <table:table-cell office:value-type="string" calcext:value-type="string">
            <text:p>Device:D_Zener</text:p>
          </table:table-cell>
        </table:table-row>
      </table:table>
      <table:table table:name="MFOS_QUAD_3INP_MOD_MIX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1, C3, C4, C5, C7, C9, C11, C1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, C6, C8, C10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J1, J2, J3, J4, J5, J6, J7, J8, J9, J10, J11, J12, J13, J14, J15, J16, J17, J18, J19, J20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R1, R7, R14, R16, R17, R23, R30, R32, R33, R39, R46, R48, R49, R55, R62, R6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R2, R3, R13, R15, R18, R19, R29, R31, R34, R35, R45, R47, R50, R52, R61, R6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4, R5, R20, R21, R36, R37, R53, R54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6, R12, R22, R28, R38, R44, R51, R6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R8, R9, R24, R25, R40, R41, R56, R5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10, R11, R26, R27, R42, R43, R58, 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1, U2, 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</table:table-row>
      </table:table>
      <table:table table:name="MFOS_ADS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, C13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C2, C3, C5, C7, C8, C9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4, 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1, C12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1, D2, D3, D4, D5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1, J2, J3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1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3, R5, R8, R11, R12, R13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4, R7, R1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6, R9, 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6, R17, R2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21, R24, R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:TL082_1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4001</text:p>
          </table:table-cell>
          <table:table-cell office:value-type="string" calcext:value-type="string">
            <text:p>4xxx:400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40106</text:p>
          </table:table-cell>
          <table:table-cell office:value-type="string" calcext:value-type="string">
            <text:p>4xxx:40106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4066</text:p>
          </table:table-cell>
          <table:table-cell office:value-type="string" calcext:value-type="string">
            <text:p>4xxx:406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</table:table-row>
      </table:table>
      <table:table table:name="MFOS_SEQ_ANALOG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11, J12, J13, J14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, R72, R7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R4, R7, R8, R11, R13, R15, R18, R19, R22, R24, R28, R30, R32, R34, R35, R38, R40, R42, R44, R46, R48, R50, R53, R54, R57, R59, R62, R63, R66, R67, R69, R7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R5, R6, R10, R12, R17, R23, R26, R31, R33, R36, R41, R45, R52, R58, R64, R65, R7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R9, R14, R20, R21, R27, R29, R37, R39, R43, R49, R55, R56, R60, R61, R68, R7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7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4067</text:p>
          </table:table-cell>
          <table:table-cell office:value-type="string" calcext:value-type="string">
            <text:p>4xxx_IEEE:4067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VS1</text:p>
          </table:table-cell>
          <table:table-cell office:value-type="string" calcext:value-type="string">
            <text:p>LM336-2.5V</text:p>
          </table:table-cell>
          <table:table-cell office:value-type="string" calcext:value-type="string">
            <text:p>Reference_Voltage:LM285M-ADJ</text:p>
          </table:table-cell>
        </table:table-row>
      </table:table>
      <table:table table:name="MFOS_SAMPLE_HOLD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C2, C13</text:p>
          </table:table-cell>
          <table:table-cell office:value-type="string" calcext:value-type="string">
            <text:p>.02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C3, C16, C18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4, 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C5, C6, C7, C10, C11, C12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0047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hk:C_Polystyrene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1, D2, D3, D4, D5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J1, J2, J3, J4, J5, J6, J7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Q4, Q5, Q6</text:p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dhk:J112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R1, R14, R15, R20, R25, R31, R32, R35, R4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, R2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, 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5, R17, R34, R36, 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6, R8, R9, R10, R13, R16, R23, R24, R28, 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7, 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9, R3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F444</text:p>
          </table:table-cell>
          <table:table-cell office:value-type="string" calcext:value-type="string">
            <text:p>dhk:LF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20:33:52.572502</meta:creation-date>
    <dc:date>2023-10-26T12:26:55.824693361</dc:date>
    <meta:generator>LibreOffice/7.3.7.2$Linux_X86_64 LibreOffice_project/30$Build-2</meta:generator>
    <meta:editing-cycles>5</meta:editing-cycles>
    <meta:editing-duration>PT13M15S</meta:editing-duration>
    <meta:document-statistic meta:table-count="16" meta:cell-count="2731" meta:object-count="0"/>
  </office:meta>
</office:document-meta>
</file>